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588cm" style:rel-column-width="5914*"/>
    </style:style>
    <style:style style:name="Tabla1.B" style:family="table-column">
      <style:table-column-properties style:column-width="5.447cm" style:rel-column-width="20294*"/>
    </style:style>
    <style:style style:name="Tabla1.C" style:family="table-column">
      <style:table-column-properties style:column-width="3.519cm" style:rel-column-width="13110*"/>
    </style:style>
    <style:style style:name="Tabla1.D" style:family="table-column">
      <style:table-column-properties style:column-width="3.517cm" style:rel-column-width="13104*"/>
    </style:style>
    <style:style style:name="Tabla1.E" style:family="table-column">
      <style:table-column-properties style:column-width="3.519cm" style:rel-column-width="13113*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2" style:family="table-row">
      <style:table-row-properties style:min-row-height="0.905cm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E2" style:family="table-cell">
      <style:table-cell-properties fo:padding="0.097cm" fo:border-left="0.05pt solid #000000" fo:border-right="0.05pt solid #000000" fo:border-top="none" fo:border-bottom="none"/>
    </style:style>
    <style:style style:name="Tabla1.5" style:family="table-row">
      <style:table-row-properties style:min-row-height="1.346cm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3.325cm" table:align="margins"/>
    </style:style>
    <style:style style:name="Tabla2.A" style:family="table-column">
      <style:table-column-properties style:column-width="3.325cm" style:rel-column-width="65535*"/>
    </style:style>
    <style:style style:name="Tabla2.1" style:family="table-row">
      <style:table-row-properties style:min-row-height="0.905cm"/>
    </style:style>
    <style:style style:name="Tabla2.A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rsid="000a505d" officeooo:paragraph-rsid="000a505d"/>
    </style:style>
    <style:style style:name="P2" style:family="paragraph" style:parent-style-name="Table_20_Contents">
      <style:paragraph-properties fo:text-align="center" style:justify-single-word="false"/>
      <style:text-properties officeooo:rsid="000b5a20" officeooo:paragraph-rsid="000b5a20"/>
    </style:style>
    <style:style style:name="P3" style:family="paragraph" style:parent-style-name="Table_20_Contents">
      <style:text-properties officeooo:rsid="000be7f6" officeooo:paragraph-rsid="000a505d"/>
    </style:style>
    <style:style style:name="P4" style:family="paragraph" style:parent-style-name="Table_20_Contents">
      <style:text-properties officeooo:rsid="000e0fb8" officeooo:paragraph-rsid="000e0fb8"/>
    </style:style>
    <style:style style:name="P5" style:family="paragraph" style:parent-style-name="Standard">
      <style:text-properties officeooo:paragraph-rsid="00301183"/>
    </style:style>
    <style:style style:name="P6" style:family="paragraph" style:parent-style-name="Table_20_Contents">
      <style:text-properties officeooo:rsid="000a505d" officeooo:paragraph-rsid="000a505d"/>
    </style:style>
    <style:style style:name="P7" style:family="paragraph" style:parent-style-name="Table_20_Contents">
      <style:text-properties officeooo:rsid="000e0fb8" officeooo:paragraph-rsid="000e0fb8"/>
    </style:style>
    <style:style style:name="P8" style:family="paragraph" style:parent-style-name="Table_20_Contents">
      <style:text-properties officeooo:rsid="000e0fb8" officeooo:paragraph-rsid="002c9132"/>
    </style:style>
    <style:style style:name="P9" style:family="paragraph" style:parent-style-name="Table_20_Contents">
      <style:text-properties officeooo:rsid="001195a4" officeooo:paragraph-rsid="001195a4"/>
    </style:style>
    <style:style style:name="P10" style:family="paragraph" style:parent-style-name="Table_20_Contents">
      <style:text-properties officeooo:rsid="001195a4" officeooo:paragraph-rsid="0021bf23"/>
    </style:style>
    <style:style style:name="P11" style:family="paragraph" style:parent-style-name="Table_20_Contents">
      <style:text-properties officeooo:rsid="001195a4" officeooo:paragraph-rsid="0021fe64"/>
    </style:style>
    <style:style style:name="P12" style:family="paragraph" style:parent-style-name="Table_20_Contents">
      <style:text-properties officeooo:rsid="001195a4" officeooo:paragraph-rsid="00222ff5"/>
    </style:style>
    <style:style style:name="P13" style:family="paragraph" style:parent-style-name="Table_20_Contents">
      <style:text-properties officeooo:rsid="00127f8d" officeooo:paragraph-rsid="00127f8d"/>
    </style:style>
    <style:style style:name="P14" style:family="paragraph" style:parent-style-name="Table_20_Contents">
      <style:text-properties officeooo:rsid="00127f8d" officeooo:paragraph-rsid="00139ed7"/>
    </style:style>
    <style:style style:name="P15" style:family="paragraph" style:parent-style-name="Table_20_Contents">
      <style:text-properties officeooo:rsid="00159ccb" officeooo:paragraph-rsid="00159ccb"/>
    </style:style>
    <style:style style:name="P16" style:family="paragraph" style:parent-style-name="Table_20_Contents">
      <style:text-properties officeooo:rsid="00189896" officeooo:paragraph-rsid="00189896"/>
    </style:style>
    <style:style style:name="P17" style:family="paragraph" style:parent-style-name="Table_20_Contents">
      <style:text-properties officeooo:rsid="00189896" officeooo:paragraph-rsid="001abc45"/>
    </style:style>
    <style:style style:name="P18" style:family="paragraph" style:parent-style-name="Table_20_Contents">
      <style:text-properties officeooo:rsid="00198413" officeooo:paragraph-rsid="00198413"/>
    </style:style>
    <style:style style:name="P19" style:family="paragraph" style:parent-style-name="Table_20_Contents">
      <style:text-properties officeooo:rsid="00198413" officeooo:paragraph-rsid="001abc45"/>
    </style:style>
    <style:style style:name="P20" style:family="paragraph" style:parent-style-name="Table_20_Contents">
      <style:text-properties officeooo:rsid="001c2bea" officeooo:paragraph-rsid="001c2bea"/>
    </style:style>
    <style:style style:name="P21" style:family="paragraph" style:parent-style-name="Table_20_Contents">
      <style:text-properties officeooo:rsid="001c2bea" officeooo:paragraph-rsid="002186de"/>
    </style:style>
    <style:style style:name="P22" style:family="paragraph" style:parent-style-name="Table_20_Contents">
      <style:text-properties officeooo:rsid="002506dc" officeooo:paragraph-rsid="002506dc"/>
    </style:style>
    <style:style style:name="P23" style:family="paragraph" style:parent-style-name="Table_20_Contents">
      <style:text-properties officeooo:rsid="0026013e" officeooo:paragraph-rsid="0026013e"/>
    </style:style>
    <style:style style:name="P24" style:family="paragraph" style:parent-style-name="Table_20_Contents">
      <style:text-properties officeooo:rsid="0026013e" officeooo:paragraph-rsid="0027d83d"/>
    </style:style>
    <style:style style:name="P25" style:family="paragraph" style:parent-style-name="Table_20_Contents">
      <style:text-properties officeooo:rsid="00286546" officeooo:paragraph-rsid="00286546"/>
    </style:style>
    <style:style style:name="P26" style:family="paragraph" style:parent-style-name="Table_20_Contents">
      <style:text-properties officeooo:rsid="00286546" officeooo:paragraph-rsid="002afcb8"/>
    </style:style>
    <style:style style:name="P27" style:family="paragraph" style:parent-style-name="Table_20_Contents">
      <style:text-properties officeooo:rsid="0029e37c" officeooo:paragraph-rsid="0029e37c"/>
    </style:style>
    <style:style style:name="P28" style:family="paragraph" style:parent-style-name="Table_20_Contents">
      <style:text-properties officeooo:rsid="002afcb8" officeooo:paragraph-rsid="002afcb8"/>
    </style:style>
    <style:style style:name="P29" style:family="paragraph" style:parent-style-name="Table_20_Contents">
      <style:text-properties officeooo:rsid="002c9132" officeooo:paragraph-rsid="002c9132"/>
    </style:style>
    <style:style style:name="P30" style:family="paragraph" style:parent-style-name="Table_20_Contents">
      <style:text-properties officeooo:rsid="002cc785" officeooo:paragraph-rsid="002cc785"/>
    </style:style>
    <style:style style:name="P31" style:family="paragraph" style:parent-style-name="Table_20_Contents">
      <style:text-properties officeooo:rsid="002cc785" officeooo:paragraph-rsid="002cc8e2"/>
    </style:style>
    <style:style style:name="P32" style:family="paragraph" style:parent-style-name="Table_20_Contents">
      <style:text-properties officeooo:rsid="002cc785" officeooo:paragraph-rsid="002e2bf0"/>
    </style:style>
    <style:style style:name="P33" style:family="paragraph" style:parent-style-name="Table_20_Contents">
      <style:text-properties officeooo:rsid="002cc785" officeooo:paragraph-rsid="00301183"/>
    </style:style>
    <style:style style:name="P34" style:family="paragraph" style:parent-style-name="Table_20_Contents">
      <style:text-properties officeooo:rsid="002cc785" officeooo:paragraph-rsid="0031a503"/>
    </style:style>
    <style:style style:name="P35" style:family="paragraph" style:parent-style-name="Table_20_Contents">
      <style:text-properties officeooo:rsid="002cc8e2" officeooo:paragraph-rsid="002cc8e2"/>
    </style:style>
    <style:style style:name="P36" style:family="paragraph" style:parent-style-name="Table_20_Contents">
      <style:text-properties officeooo:rsid="002e2bf0" officeooo:paragraph-rsid="002e2bf0"/>
    </style:style>
    <style:style style:name="P37" style:family="paragraph" style:parent-style-name="Table_20_Contents">
      <style:text-properties officeooo:rsid="002ff40e" officeooo:paragraph-rsid="002ff40e"/>
    </style:style>
    <style:style style:name="P38" style:family="paragraph" style:parent-style-name="Table_20_Contents">
      <style:text-properties officeooo:rsid="002ff40e" officeooo:paragraph-rsid="00301183"/>
    </style:style>
    <style:style style:name="P39" style:family="paragraph" style:parent-style-name="Table_20_Contents">
      <style:text-properties officeooo:rsid="00301183" officeooo:paragraph-rsid="00301183"/>
    </style:style>
    <style:style style:name="T1" style:family="text">
      <style:text-properties officeooo:rsid="000be7f6"/>
    </style:style>
    <style:style style:name="T2" style:family="text">
      <style:text-properties officeooo:rsid="00139ed7"/>
    </style:style>
    <style:style style:name="T3" style:family="text">
      <style:text-properties officeooo:rsid="00182c38"/>
    </style:style>
    <style:style style:name="T4" style:family="text">
      <style:text-properties officeooo:rsid="001abc45"/>
    </style:style>
    <style:style style:name="T5" style:family="text">
      <style:text-properties officeooo:rsid="001c2bea"/>
    </style:style>
    <style:style style:name="T6" style:family="text">
      <style:text-properties officeooo:rsid="001d72fe"/>
    </style:style>
    <style:style style:name="T7" style:family="text">
      <style:text-properties officeooo:rsid="001ea24e"/>
    </style:style>
    <style:style style:name="T8" style:family="text">
      <style:text-properties officeooo:rsid="00203903"/>
    </style:style>
    <style:style style:name="T9" style:family="text">
      <style:text-properties officeooo:rsid="0021bf23"/>
    </style:style>
    <style:style style:name="T10" style:family="text">
      <style:text-properties officeooo:rsid="0021fe64"/>
    </style:style>
    <style:style style:name="T11" style:family="text">
      <style:text-properties officeooo:rsid="00236a82"/>
    </style:style>
    <style:style style:name="T12" style:family="text">
      <style:text-properties officeooo:rsid="00268d69"/>
    </style:style>
    <style:style style:name="T13" style:family="text">
      <style:text-properties officeooo:rsid="0027d83d"/>
    </style:style>
    <style:style style:name="T14" style:family="text">
      <style:text-properties officeooo:rsid="002a4983"/>
    </style:style>
    <style:style style:name="T15" style:family="text">
      <style:text-properties officeooo:rsid="002afcb8"/>
    </style:style>
    <style:style style:name="T16" style:family="text">
      <style:text-properties officeooo:rsid="002c9132"/>
    </style:style>
    <style:style style:name="T17" style:family="text">
      <style:text-properties officeooo:rsid="002cc8e2"/>
    </style:style>
    <style:style style:name="T18" style:family="text">
      <style:text-properties officeooo:rsid="002d4e04"/>
    </style:style>
    <style:style style:name="T19" style:family="text">
      <style:text-properties officeooo:rsid="002e2bf0"/>
    </style:style>
    <style:style style:name="T20" style:family="text">
      <style:text-properties officeooo:rsid="002ff40e"/>
    </style:style>
    <style:style style:name="T21" style:family="text">
      <style:text-properties officeooo:rsid="00301183"/>
    </style:style>
    <style:style style:name="T22" style:family="text">
      <style:text-properties officeooo:rsid="0031a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PRUEBAS UNITARIA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Numero</text:p>
          </table:table-cell>
          <table:table-cell table:style-name="Tabla1.A2" office:value-type="string">
            <text:p text:style-name="P3">Descripción</text:p>
          </table:table-cell>
          <table:table-cell table:style-name="Tabla1.A2" office:value-type="string">
            <text:p text:style-name="P1">Entrada</text:p>
          </table:table-cell>
          <table:table-cell table:style-name="Tabla1.A2" office:value-type="string">
            <text:p text:style-name="P1">Resultado Esperado</text:p>
          </table:table-cell>
          <table:table-cell table:style-name="Tabla1.E2" office:value-type="string">
            <text:p text:style-name="P1">Resultado <text:span text:style-name="T1">Arrojado</text:span>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5">Inicio de sesion con Rfc del usuario <text:s/>y que <text:span text:style-name="T5">solo se guarde el rfc si cuenta con sus 13 caracteres</text:span></text:p>
          </table:table-cell>
          <table:table-cell table:style-name="Tabla1.A2" office:value-type="string">
            <text:p text:style-name="P20">10 caracteres=EFGH89J4EE</text:p>
          </table:table-cell>
          <table:table-cell table:style-name="Tabla1.A2" office:value-type="string">
            <text:p text:style-name="P21">Mensaje donde dice que <text:span text:style-name="T6">no a</text:span> ingresado <text:span text:style-name="T6">los</text:span> <text:span text:style-name="T6">13 caracteres</text:span></text:p>
          </table:table-cell>
          <table:table-cell table:style-name="Tabla1.E2" office:value-type="string">
            <text:p text:style-name="P20">Mensaje de error donde dice que no a ingresado los 13 caracteres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5">Inicio de sesion con Rfc del usuario <text:s/>y que <text:span text:style-name="T5">solo se guarde el rfc si cuenta con sus 13 caracteres</text:span></text:p>
          </table:table-cell>
          <table:table-cell table:style-name="Tabla1.A2" office:value-type="string">
            <text:p text:style-name="P20"><text:span text:style-name="T6">20</text:span> caracteres=<text:span text:style-name="T6">P</text:span>EFGH89J4EE<text:span text:style-name="T6">7Y7YY7Y7Y</text:span></text:p>
          </table:table-cell>
          <table:table-cell table:style-name="Tabla1.A2" office:value-type="string">
            <text:p text:style-name="P20">Mensaje donde dice que <text:span text:style-name="T6">no a</text:span> ingresado <text:span text:style-name="T6">los</text:span> <text:span text:style-name="T6">13 caracteres</text:span></text:p>
          </table:table-cell>
          <table:table-cell table:style-name="Tabla1.E2" office:value-type="string">
            <text:p text:style-name="P20">Mensaje de error donde dice que no a ingresado los 13 caracteres</text:p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5">Inicio de sesion con Rfc del usuario <text:s/><text:span text:style-name="T7">con sus 13 caracteres</text:span> y que si se guarde en la BD</text:p>
          </table:table-cell>
          <table:table-cell table:style-name="Tabla1.A2" office:value-type="string">
            <text:p text:style-name="P15">Rfc del usuario<text:span text:style-name="T8">=</text:span><text:bookmark-start text:name="__DdeLink__66_1898670821"/><text:span text:style-name="T8">SAGM771011UI9</text:span><text:bookmark-end text:name="__DdeLink__66_1898670821"/></text:p>
          </table:table-cell>
          <table:table-cell table:style-name="Tabla1.A2" office:value-type="string">
            <text:p text:style-name="P15">Si se guarde el rfc del usuario en la BD</text:p>
          </table:table-cell>
          <table:table-cell table:style-name="Tabla1.E2" office:value-type="string">
            <text:p text:style-name="P15">Efectivamente si se guardo el rfc en la BD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9"><text:span text:style-name="T10">No leer facturas con rfc diferente al guardado </text:span></text:p>
          </table:table-cell>
          <table:table-cell table:style-name="Tabla1.A2" office:value-type="string">
            <text:p text:style-name="P10">En la pestaña Leer Archivo dar clic en cargar <text:s/>archivo ,<text:span text:style-name="T9">s</text:span>eleccionar un archivo con format<text:span text:style-name="T3">o</text:span> xml que sea <text:span text:style-name="T2">factura y que <text:s/>esta tenga un rfc diferente al almacenado del usuario activo</text:span></text:p>
          </table:table-cell>
          <table:table-cell table:style-name="Tabla1.A2" office:value-type="string">
            <text:p text:style-name="P16">Que no permita leer <text:s/>la factura ya que es un rfc diferente al del usuario</text:p>
          </table:table-cell>
          <table:table-cell table:style-name="Tabla1.E2" office:value-type="string">
            <text:p text:style-name="P18">Mensaje de error donde no permitio leer el archivo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9"><text:span text:style-name="T10">No leer recibos con rfc diferente al guardado </text:span></text:p>
          </table:table-cell>
          <table:table-cell table:style-name="Tabla1.A2" office:value-type="string">
            <text:p text:style-name="P11">En la pestaña Leer Archivo dar clic en cargar <text:s/>archivo, <text:span text:style-name="T10">s</text:span>eleccionar un archivo con format<text:span text:style-name="T3">o</text:span> xml que sea <text:span text:style-name="T4">recibo y que <text:s/>esta tenga un rfc diferente al almacenado del usuario activo</text:span></text:p>
          </table:table-cell>
          <table:table-cell table:style-name="Tabla1.A2" office:value-type="string">
            <text:p text:style-name="P17">Que no permita leer <text:s/><text:span text:style-name="T4">el recibo</text:span> ya que es un rfc diferente al del usuario</text:p>
          </table:table-cell>
          <table:table-cell table:style-name="Tabla1.E2" office:value-type="string">
            <text:p text:style-name="P19">Mensaje de error donde no permitio leer el archivo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1"><text:span text:style-name="T10">Leer facturas correctamente</text:span></text:p>
            <text:p text:style-name="P11"/>
          </table:table-cell>
          <table:table-cell table:style-name="Tabla1.A2" office:value-type="string">
            <text:p text:style-name="P11">En la pestaña Leer Archivo dar clic en cargar <text:s/>archivo, <text:span text:style-name="T10">s</text:span>eleccionar un archivo con format<text:span text:style-name="T3">o</text:span> xml que sea <text:span text:style-name="T2">factura</text:span></text:p>
          </table:table-cell>
          <table:table-cell table:style-name="Tabla1.A2" office:value-type="string">
            <text:p text:style-name="P9">Que si lea ese archivo y saque sus datos en base al rfc con el que se trabaja <text:span text:style-name="T2">en el sistema</text:span></text:p>
          </table:table-cell>
          <table:table-cell table:style-name="Tabla1.E2" office:value-type="string">
            <text:p text:style-name="P14">Si arrojo los datos de <text:span text:style-name="T2">la factura</text:span>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1"><text:span text:style-name="T10">Leer recibos correctamente</text:span></text:p>
            <text:p text:style-name="P11"/>
          </table:table-cell>
          <table:table-cell table:style-name="Tabla1.A2" office:value-type="string">
            <text:p text:style-name="P12">En la pestaña Leer Archivo dar clic en <text:soft-page-break/>cargar <text:s/>archivo, <text:span text:style-name="T11">s</text:span>eleccionar un archivo con format<text:span text:style-name="T3">o</text:span> xml que sea recibo</text:p>
          </table:table-cell>
          <table:table-cell table:style-name="Tabla1.A2" office:value-type="string">
            <text:p text:style-name="P9">Que si lea ese archivo y saque sus <text:soft-page-break/>datos en base al rfc con el que se trabaja <text:span text:style-name="T2">en el sistema</text:span></text:p>
          </table:table-cell>
          <table:table-cell table:style-name="Tabla1.E2" office:value-type="string">
            <text:p text:style-name="P13">Si arrojo los datos del recibo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2">Cancelar el leer archivos</text:p>
          </table:table-cell>
          <table:table-cell table:style-name="Tabla1.A2" office:value-type="string">
            <text:p text:style-name="P22">Dar clic en cancelar cuando queramos <text:s/>leer una factura o recibo</text:p>
          </table:table-cell>
          <table:table-cell table:style-name="Tabla1.A2" office:value-type="string">
            <text:p text:style-name="P22">Un mensaje donde diga que no se selecciono nada</text:p>
          </table:table-cell>
          <table:table-cell table:style-name="Tabla1.E2" office:value-type="string">
            <text:p text:style-name="P22">mensaje donde diga que no se selecciono nada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3">Leer archivos que no sean xml</text:p>
          </table:table-cell>
          <table:table-cell table:style-name="Tabla1.A2" office:value-type="string">
            <text:p text:style-name="P23">Cargar un archivo que no sea xml</text:p>
          </table:table-cell>
          <table:table-cell table:style-name="Tabla1.A2" office:value-type="string">
            <text:p text:style-name="P23">U<text:span text:style-name="T13">n </text:span>mensaje de error donde diga que no es un archivo xml</text:p>
          </table:table-cell>
          <table:table-cell table:style-name="Tabla1.E2" office:value-type="string">
            <text:p text:style-name="P23">Mensaje de error donde dice que no se puede abrir ese archivo 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3">Leer archivos que sean xml <text:span text:style-name="T12">pero no facturas ni recibos</text:span></text:p>
          </table:table-cell>
          <table:table-cell table:style-name="Tabla1.A2" office:value-type="string">
            <text:p text:style-name="P24">Cargar un archivo que sea xml <text:span text:style-name="T13">pero no sea factura ni recibo</text:span></text:p>
          </table:table-cell>
          <table:table-cell table:style-name="Tabla1.A2" office:value-type="string">
            <text:p text:style-name="P24">U<text:span text:style-name="T13">n </text:span>mensaje de error donde diga que no es <text:span text:style-name="T13">posible abrirlo</text:span></text:p>
          </table:table-cell>
          <table:table-cell table:style-name="Tabla1.E2" office:value-type="string">
            <text:p text:style-name="P24">Mensaje de error donde dice que no se puede abrir ese archivo <text:span text:style-name="T13">pues no es factura ni recibo</text:span>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5"><text:bookmark-start text:name="__DdeLink__68_1898670821"/>Consultar facturas o recibos con fecha inexistente<text:bookmark-end text:name="__DdeLink__68_1898670821"/></text:p>
          </table:table-cell>
          <table:table-cell table:style-name="Tabla1.A2" office:value-type="string">
            <text:p text:style-name="P25">En la pestaña consultar ingresar</text:p>
            <text:p text:style-name="P25">una fecha con la cual no existan recibos ni facturas <text:span text:style-name="T14">almacenadas</text:span></text:p>
          </table:table-cell>
          <table:table-cell table:style-name="Tabla1.A2" office:value-type="string">
            <text:p text:style-name="P27">Que la tabla aparezca vacia </text:p>
          </table:table-cell>
          <table:table-cell table:style-name="Tabla1.E2" office:value-type="string">
            <text:p text:style-name="P27">La tabla aparece vacia</text:p>
            <text:p text:style-name="P27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6">Consultar facturas o recibos <text:span text:style-name="T15">ingresando letras u otro carácter invalido para el formato de fecha con el que se manejo.</text:span></text:p>
          </table:table-cell>
          <table:table-cell table:style-name="Tabla1.A2" office:value-type="string">
            <text:p text:style-name="P28">Jsjkaskklhji/.,=`~/&lt;&gt;{}+</text:p>
          </table:table-cell>
          <table:table-cell table:style-name="Tabla1.A2" office:value-type="string">
            <text:p text:style-name="P29">Mensaje de error diciendo que no es un formato correcto</text:p>
          </table:table-cell>
          <table:table-cell table:style-name="Tabla1.E2" office:value-type="string">
            <text:p text:style-name="P8"><text:s/><text:span text:style-name="T16">Mensaje de error diciendo Ingresar solo formato correcto de fecha</text:span>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0"><text:bookmark-start text:name="__DdeLink__71_1898670821"/>Validacion de<text:span text:style-name="T17">l boton</text:span> <text:span text:style-name="T17">modificar en la pestana configuracion</text:span><text:bookmark-end text:name="__DdeLink__71_1898670821"/></text:p>
          </table:table-cell>
          <table:table-cell table:style-name="Tabla1.A2" office:value-type="string">
            <text:p text:style-name="P30">Se dara clic en modificar rfc</text:p>
          </table:table-cell>
          <table:table-cell table:style-name="Tabla1.A2" office:value-type="string">
            <text:p text:style-name="P30">Arrojara un mensaje de seguridad que se tendra que palomear la opcion de editar</text:p>
          </table:table-cell>
          <table:table-cell table:style-name="Tabla1.E2" office:value-type="string">
            <text:p text:style-name="P30"><text:span text:style-name="T17">Arrojo m</text:span>ensaje de seguridad que se <text:span text:style-name="T17">tiene</text:span> que palomear la opcion de editar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1">Validacion de<text:span text:style-name="T17">l boton</text:span> <text:span text:style-name="T17">modificar en la pestana configuracion</text:span></text:p>
          </table:table-cell>
          <table:table-cell table:style-name="Tabla1.A2" office:value-type="string">
            <text:p text:style-name="P35">Se palomeara la opcion editar y se dara modificar sin tener nada en la caja de texto</text:p>
          </table:table-cell>
          <table:table-cell table:style-name="Tabla1.A2" office:value-type="string">
            <text:p text:style-name="P35">Arrojara un mensaje en el cual diga que por favor ingrese su nuevo rfc</text:p>
          </table:table-cell>
          <table:table-cell table:style-name="Tabla1.E2" office:value-type="string">
            <text:p text:style-name="P35">Arrojo un mensaje en el cual dice por favor ingrese su nuevo rfc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1">Validacion de<text:span text:style-name="T17">l boton</text:span> <text:span text:style-name="T17">modificar en la pestana configuracion</text:span></text:p>
          </table:table-cell>
          <table:table-cell table:style-name="Tabla1.A2" office:value-type="string">
            <text:p text:style-name="P35"><text:bookmark-start text:name="__DdeLink__74_1898670821"/>Se palomeara la opcion editar y se <text:span text:style-name="T18">ingresaran 10 caracteres y damos clic en</text:span> modificar<text:bookmark-end text:name="__DdeLink__74_1898670821"/> <text:soft-page-break/><text:span text:style-name="T18">=MARD941021</text:span></text:p>
          </table:table-cell>
          <table:table-cell table:style-name="Tabla1.A2" office:value-type="string">
            <text:p text:style-name="P35">Arrojara un mensaje en el cual diga <text:span text:style-name="T18">ingresar rfc con sus 13 caracteres</text:span></text:p>
          </table:table-cell>
          <table:table-cell table:style-name="Tabla1.E2" office:value-type="string">
            <text:p text:style-name="P35">Arrojo un mensaje en el cual dice por favor <text:span text:style-name="T18">de ingresar tu RFC con sus 13 caracteres</text:span>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6"><text:span text:style-name="T21">Cancelar c</text:span>ambi<text:span text:style-name="T21">o d</text:span>el rfc activo del sistema</text:p>
          </table:table-cell>
          <table:table-cell table:style-name="Tabla1.A2" office:value-type="string">
            <text:p text:style-name="P32"><text:s/><text:span text:style-name="T19">En la pestana configuracion se palomeara la opcion editar y se ingresaran 13 caracteres y damos clic en modificar</text:span>=MARD94102<text:span text:style-name="T19">146A</text:span></text:p>
            <text:p text:style-name="P33"/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38">Se mostrara una ventana de confirmacion en la cual queremos seguir le damos en <text:span text:style-name="T21">cancelar</text:span> <text:span text:style-name="T21">o no</text:span></text:p>
                </table:table-cell>
              </table:table-row>
            </table:table>
            <text:p text:style-name="P5"/>
          </table:table-cell>
          <table:table-cell table:style-name="Tabla1.A2" office:value-type="string">
            <text:p text:style-name="P39">No se cambiara el rfc activo</text:p>
          </table:table-cell>
          <table:table-cell table:style-name="Tabla1.E2" office:value-type="string">
            <text:p text:style-name="P39">No se cambio el rfc activo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36">Cambiar el rfc activo del sistema</text:p>
          </table:table-cell>
          <table:table-cell table:style-name="Tabla1.A2" office:value-type="string">
            <text:p text:style-name="P34"><text:s/><text:span text:style-name="T19">En la pestana configuracion se palomeara la opcion editar y se ingresaran 13 caracteres y damos clic en modificar</text:span>=MARD94102<text:span text:style-name="T19">146A Se mostrara una ventana de confirmacion en la cual queremos seguir le damos en si </text:span></text:p>
          </table:table-cell>
          <table:table-cell table:style-name="Tabla1.A2" office:value-type="string">
            <text:p text:style-name="P37"><text:span text:style-name="T22">S</text:span>e cambiara nuestro rfc</text:p>
          </table:table-cell>
          <table:table-cell table:style-name="Tabla1.E2" office:value-type="string">
            <text:p text:style-name="P37">Se cambi<text:span text:style-name="T22">o</text:span> nuestro rfc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27" office:value-type="string">
            <text:p text:style-name="P1"/>
          </table:table-cell>
          <table:table-cell table:style-name="Tabla1.A27" office:value-type="string">
            <text:p text:style-name="P4"/>
          </table:table-cell>
          <table:table-cell table:style-name="Tabla1.A27" office:value-type="string">
            <text:p text:style-name="P4"/>
          </table:table-cell>
          <table:table-cell table:style-name="Tabla1.A27" office:value-type="string">
            <text:p text:style-name="P4"/>
          </table:table-cell>
          <table:table-cell table:style-name="Tabla1.E27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3:29:30.461869618</meta:creation-date>
    <dc:date>2017-12-02T16:59:31.358865136</dc:date>
    <meta:editing-duration>PT2H43M45S</meta:editing-duration>
    <meta:editing-cycles>41</meta:editing-cycles>
    <meta:generator>LibreOffice/5.1.6.2$Linux_X86_64 LibreOffice_project/10m0$Build-2</meta:generator>
    <meta:document-statistic meta:table-count="2" meta:image-count="0" meta:object-count="0" meta:page-count="4" meta:paragraph-count="76" meta:word-count="806" meta:character-count="4478" meta:non-whitespace-character-count="3728"/>
  </office:meta>
</office:document-meta>
</file>